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4002f"/>
    </style:style>
    <style:style style:name="P2" style:family="paragraph" style:parent-style-name="Standard">
      <style:text-properties officeooo:rsid="000498ce" officeooo:paragraph-rsid="000498ce"/>
    </style:style>
    <style:style style:name="P3" style:family="paragraph" style:parent-style-name="Standard">
      <style:text-properties officeooo:rsid="000498ce" officeooo:paragraph-rsid="00067f0f"/>
    </style:style>
    <style:style style:name="P4" style:family="paragraph" style:parent-style-name="Standard">
      <style:text-properties officeooo:rsid="000498ce" officeooo:paragraph-rsid="000893ec"/>
    </style:style>
    <style:style style:name="P5" style:family="paragraph" style:parent-style-name="Standard">
      <style:text-properties officeooo:rsid="000732b3" officeooo:paragraph-rsid="000732b3"/>
    </style:style>
    <style:style style:name="P6" style:family="paragraph" style:parent-style-name="Standard">
      <style:text-properties officeooo:rsid="000893ec" officeooo:paragraph-rsid="000732b3"/>
    </style:style>
    <style:style style:name="P7" style:family="paragraph" style:parent-style-name="Standard">
      <style:text-properties officeooo:rsid="000893ec" officeooo:paragraph-rsid="000893ec"/>
    </style:style>
    <style:style style:name="P8" style:family="paragraph" style:parent-style-name="Standard">
      <style:text-properties officeooo:rsid="000897b2" officeooo:paragraph-rsid="000897b2"/>
    </style:style>
    <style:style style:name="P9" style:family="paragraph" style:parent-style-name="Standard">
      <style:text-properties officeooo:rsid="000897b2" officeooo:paragraph-rsid="000a57f6"/>
    </style:style>
    <style:style style:name="P10" style:family="paragraph" style:parent-style-name="Standard">
      <style:text-properties officeooo:rsid="000a7079" officeooo:paragraph-rsid="000a7079"/>
    </style:style>
    <style:style style:name="T1" style:family="text">
      <style:text-properties officeooo:rsid="0004002f"/>
    </style:style>
    <style:style style:name="T2" style:family="text">
      <style:text-properties officeooo:rsid="000498ce"/>
    </style:style>
    <style:style style:name="T3" style:family="text">
      <style:text-properties officeooo:rsid="0004cb70"/>
    </style:style>
    <style:style style:name="T4" style:family="text">
      <style:text-properties officeooo:rsid="00067f0f"/>
    </style:style>
    <style:style style:name="T5" style:family="text">
      <style:text-properties officeooo:rsid="000732b3"/>
    </style:style>
    <style:style style:name="T6" style:family="text">
      <style:text-properties officeooo:rsid="000893ec"/>
    </style:style>
    <style:style style:name="T7" style:family="text">
      <style:text-properties officeooo:rsid="000897b2"/>
    </style:style>
    <style:style style:name="T8" style:family="text">
      <style:text-properties officeooo:rsid="000a57f6"/>
    </style:style>
    <style:style style:name="T9" style:family="text">
      <style:text-properties officeooo:rsid="000a7079"/>
    </style:style>
    <style:style style:name="T10" style:family="text">
      <style:text-properties officeooo:rsid="000b34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 Dentro de las estrategias de gestión de proyecto que logramos identificar podemos observar:<text:line-break/></text:span></text:p>
      <text:p text:style-name="P1"><text:tab/><text:span text:style-name="T1">P</text:span>lanificación: buscar el problema a resolver y como lo íbamos a resolver, que base de datos íbamos a utilizar, los profes <text:span text:style-name="T1">sugirieron la utilización del framework Sinatra para </text:span>que lo aprendamos a usar y trabaj<text:span text:style-name="T1">emos en equipo integrando sqlite, y distintos componentes que permitieron facilitar el desarrollo. </text:span></text:p>
      <text:p text:style-name="Standard"/>
      <text:p text:style-name="Standard"><text:span text:style-name="T1">Or</text:span>ganización : cuando elegimos el grupo y dividimos las tareas todas las semanas para avanzar, y cuando organizábamos reuniones de manera espontanea</text:p>
      <text:p text:style-name="Standard"/>
      <text:p text:style-name="Standard"><text:span text:style-name="T1">S</text:span>upervisión <text:span text:style-name="T2">y control</text:span>: los profes controlaban todas las clases de taller los avances que íbamos teniendo y nosotros también <text:span text:style-name="T1">verificábamos</text:span> después de cada push para ver los resultados que íbamos obteniendo y <text:span text:style-name="T1">asegurar</text:span> que <text:span text:style-name="T1">hiciéramos</text:span> lo que se planteo en un principio. </text:p>
      <text:p text:style-name="Standard"/>
      <text:p text:style-name="P2">2- En cuanto a la gestión <text:s/>del personal teniendo en cuenta que los integrantes que componíamos el equipo fue acotado desde el principio, la división de tareas se realizo de manera arbitraria y de común acuerdo entre los integrantes. Pactando encuentros semanales para chequear nuestros avances y poder colaborar entre nosotros para sortear los problemas que se iban presentando buscando alternativas de manera colaborativa. </text:p>
      <text:p text:style-name="P2"/>
      <text:p text:style-name="P3">3- <text:s/><text:span text:style-name="T3">Las personas o integrantes del grupo cumplimos ampliamente distintos roles por lo dispuesto en la materia, llegando asi a cumplir todos el rol de ingeniero de requerimientos durante la captura de los mismos, arquitectos durante el diseño, programadores, testers</text:span>, gerentes de proyecto, usuarios, <text:span text:style-name="T3">y los profesores del taller cumplieron en algunos momentos el rol de </text:span>cliente <text:span text:style-name="T3">y de product owner. <text:s/></text:span><text:span text:style-name="T4">El producto en si como sistema, se logró a través de un modelo de clases que integró los requisitos especificados en el SRS al cual tuvimos que hacer algunas modificaciones para poder adaptarnos a los plazos estipulados. El sistema comenzó de manera simple, desde lo visual a lo funcional incorporando los componentes y funcionalidades descritos en el modelo UML.</text:span></text:p>
      <text:p text:style-name="P3"/>
      <text:p text:style-name="P3"><text:span text:style-name="T4">4-</text:span><text:span text:style-name="T7">Consideramos que si tuvimos actividades relacionadas a la gestión de riesgos:</text:span></text:p>
      <text:p text:style-name="P4"/>
      <text:p text:style-name="P4"><text:span text:style-name="T4">Riesgo de</text:span><text:span text:style-name="T5">l proyecto: </text:span></text:p>
      <text:p text:style-name="P4"><text:span text:style-name="T5"><text:tab/>Consideramos que los profesores del taller plantearon un </text:span><text:span text:style-name="T6">p</text:span><text:span text:style-name="T5">royecto a resolver </text:span><text:span text:style-name="T6">acotado acorde a los tiempos de la materia. Nuestras propuestas </text:span><text:span text:style-name="T5"><text:s/></text:span><text:span text:style-name="T6">b</text:span><text:span text:style-name="T5">u</text:span><text:span text:style-name="T6">scaron cumplir con estas características</text:span><text:span text:style-name="T5"> y teniendo en mente la posibilidad de incrementar las funciones del sistema </text:span><text:span text:style-name="T6">si así podía. </text:span></text:p>
      <text:p text:style-name="P3"/>
      <text:p text:style-name="P5">Por ejemplo: la generación automática de preguntas. </text:p>
      <text:p text:style-name="P6"/>
      <text:p text:style-name="P5"/>
      <text:p text:style-name="P5">Riesgos del producto: <text:tab/>uno de los riesgos del producto que no pudimos evitar fue en el modulo de búsqueda de elementos ya que requería un formato especifico en la información que no se detectó hasta la implementación de dicho modulo, esto genero un costo de tiempo extra para subsanar.</text:p>
      <text:p text:style-name="P5"/>
      <text:p text:style-name="P5"><text:tab/>Otro de los problemas importantes fue la forma en la que se mostraban las preguntas correspondientes a las lecciones, y este problema surgió a raíz <text:span text:style-name="T6">de falta de un mejor análisis y correcta implementación desde un punto de vista de la estructura de los datos. </text:span></text:p>
      <text:p text:style-name="P5"/>
      <text:p text:style-name="P5"/>
      <text:p text:style-name="P7">El rol del profesores dentro de estos riesgos fue el de proporcionar las herramientas y ayuda necesaria para promover el desarrollo y cumplimiento de los tiempos. </text:p>
      <text:p text:style-name="P8"><text:soft-page-break/>Dentro de las actividades que llevamos a cabo relacionadas con gestion de personal consideramos que cada integrante del grupo se centro más en desarrollar las partes del producto que consideramos iban acorde a sus habilidades téctnicas y experiencia.</text:p>
      <text:p text:style-name="P8"/>
      <text:p text:style-name="P8">5- Consideramos que conformamos un equipo de trabajo ya que cada uno cumplió un rol y obligaciones, aportando <text:span text:style-name="T8">ayuda entre</text:span> los distintos integrantes, <text:span text:style-name="T8">lo que conllevó a un buen desarrollo del producto. </text:span></text:p>
      <text:p text:style-name="P8"/>
      <text:p text:style-name="P8"/>
      <text:p text:style-name="P8"><text:span text:style-name="T8">6</text:span>- <text:s/>Teniendo en cuenta las 5c conformamos un equipo que: </text:p>
      <text:p text:style-name="P8"/>
      <text:p text:style-name="P9"><text:tab/><text:span text:style-name="T8">En cuanto a la Complementariedad se supo identificar las habilidades de cada integrante y estas llegaban a complementarse en gran medida y en otros aspectos se potenciaban. </text:span></text:p>
      <text:p text:style-name="P9"/>
      <text:p text:style-name="P9"><text:span text:style-name="T8"><text:tab/>En cuanto a coordinación tal vez no haya sido la mejor de nuestras características como equipo pero logramos una buena comunicación lo que nos permitió sobreponernos a esta debilidad y generar confianza </text:span><text:span text:style-name="T9">que junto al compromiso de trabajo de los integrantes nos ayudó a solventar nuestras falencias. </text:span></text:p>
      <text:p text:style-name="P7"/>
      <text:p text:style-name="P7"/>
      <text:p text:style-name="P10">Ejemplos:</text:p>
      <text:p text:style-name="P10"/>
      <text:p text:style-name="P10">Complementariedad: Algunos de nosotros se centraron en la realizacion y logica de las preguntas jutno a las lecciones y a otros se les daba con mayor facilidad la parte visual. </text:p>
      <text:p text:style-name="P10"/>
      <text:p text:style-name="P10">Coordinación y comunicación: Unos de los principales problemas en la coordinacion fue la disponibilidad horaria de los integrantes y aun asi logramos buena comunicación mediante distintos medios. </text:p>
      <text:p text:style-name="P10"/>
      <text:p text:style-name="P10"/>
      <text:p text:style-name="P10">Confianza y compromiso: <text:span text:style-name="T10">gracias a que todos los integrantes se comprometieron al trabajo se generó un gran sentido de confianza en el equipo. Cada integrante tuvo distintos inconvenientes y pese a ello cuando fue necesario pudo confiar en el resto del equipo para llevar a cabo las tareas requeridas. </text:span></text:p>
      <text:p text:style-name="P5"/>
      <text:p text:style-name="P5"/>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4T21:02:28.684438792</meta:creation-date>
    <dc:date>2024-08-14T22:49:58.858476266</dc:date>
    <meta:editing-duration>PT5M59S</meta:editing-duration>
    <meta:editing-cycles>1</meta:editing-cycles>
    <meta:document-statistic meta:table-count="0" meta:image-count="0" meta:object-count="0" meta:page-count="2" meta:paragraph-count="22" meta:word-count="752" meta:character-count="4801" meta:non-whitespace-character-count="4044"/>
    <meta:generator>LibreOffice/7.3.7.2$Linux_X86_64 LibreOffice_project/30$Build-2</meta:generator>
  </office:meta>
</office:document-meta>
</file>